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ScalaSans-Bold" svg:font-family="Scala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5.768cm"/>
          <style:tab-stop style:position="17.198cm"/>
          <style:tab-stop style:position="24.156cm"/>
        </style:tab-stops>
      </style:paragraph-properties>
      <style:text-properties style:text-line-through-style="none" fo:font-size="16pt" fo:language="fr" fo:country="FR" fo:font-style="normal" style:text-underline-style="none" fo:font-weight="normal" fo:background-color="transparent"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P2" style:family="paragraph" style:parent-style-name="Standard">
      <style:paragraph-properties>
        <style:tab-stops>
          <style:tab-stop style:position="5.768cm"/>
          <style:tab-stop style:position="17.198cm"/>
          <style:tab-stop style:position="24.156cm"/>
        </style:tab-stops>
      </style:paragraph-properties>
      <style:text-properties style:text-line-through-style="none" fo:font-size="13pt" fo:language="fr" fo:country="FR" fo:font-style="normal" style:text-underline-style="solid" style:text-underline-width="auto" style:text-underline-color="font-color"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 style:family="paragraph" style:parent-style-name="Standard">
      <style:paragraph-properties>
        <style:tab-stops>
          <style:tab-stop style:position="5.768cm"/>
          <style:tab-stop style:position="17.198cm"/>
          <style:tab-stop style:position="24.156cm"/>
        </style:tab-stops>
      </style:paragraph-properties>
      <style:text-properties style:text-line-through-style="none" fo:font-size="13pt" fo:language="fr" fo:country="FR" fo:font-style="normal" style:text-underline-style="solid" style:text-underline-width="auto" style:text-underline-color="font-color" fo:font-weight="bold" fo:background-color="transparent" style:font-size-asian="13pt" style:language-asian="zxx" style:country-asian="none" style:font-style-asian="normal" style:font-weight-asian="bold" style:font-size-complex="13pt" style:language-complex="zxx" style:country-complex="none" style:font-style-complex="normal" style:font-weight-complex="bold"/>
    </style:style>
    <style:style style:name="P4" style:family="paragraph" style:parent-style-name="Standard">
      <style:paragraph-properties>
        <style:tab-stops>
          <style:tab-stop style:position="5.768cm"/>
          <style:tab-stop style:position="17.198cm"/>
          <style:tab-stop style:position="24.156cm"/>
        </style:tab-stops>
      </style:paragraph-properties>
      <style:text-properties style:text-line-through-style="none" fo:font-size="13pt" fo:language="fr" fo:country="FR" fo:font-style="normal" style:text-underline-style="none"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5" style:family="paragraph" style:parent-style-name="Standard">
      <style:paragraph-properties>
        <style:tab-stops>
          <style:tab-stop style:position="5.768cm"/>
          <style:tab-stop style:position="17.198cm"/>
          <style:tab-stop style:position="24.156cm"/>
        </style:tab-stops>
      </style:paragraph-properties>
      <style:text-properties style:text-line-through-style="none" fo:font-size="12pt" fo:font-style="normal" fo:background-color="#83caff" style:font-size-asian="12pt" style:font-style-asian="normal" style:font-size-complex="12pt" style:font-style-complex="normal"/>
    </style:style>
    <style:style style:name="P6"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7"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3pt" fo:language="fr" fo:country="FR" fo:font-style="normal" fo:font-weight="normal" fo:background-color="#83caff"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8"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3pt" fo:language="fr" fo:country="FR" fo:font-style="normal" fo:background-color="transparent" style:font-size-asian="13pt" style:language-asian="zxx" style:country-asian="none" style:font-style-asian="normal" style:font-size-complex="13pt" style:language-complex="zxx" style:country-complex="none" style:font-style-complex="normal"/>
    </style:style>
    <style:style style:name="P9"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3pt" fo:language="fr" fo:country="FR" fo:font-style="normal" style:text-underline-style="solid" style:text-underline-width="auto" style:text-underline-color="font-color" fo:font-weight="bold" fo:background-color="transparent"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0"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3pt" fo:font-style="normal" fo:background-color="transparent" style:font-size-asian="13pt" style:font-style-asian="normal" style:font-size-complex="13pt" style:font-style-complex="normal"/>
    </style:style>
    <style:style style:name="P11"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2pt" fo:language="fr" fo:country="FR" fo:font-style="normal" style:text-underline-style="solid" style:text-underline-width="auto" style:text-underline-color="font-color"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2pt" fo:language="fr" fo:country="FR" fo:font-style="normal"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style:font-name="Times New Roman" fo:font-size="12pt" fo:language="fr" fo:country="FR" fo:font-style="normal" fo:background-color="#83caff" style:font-size-asian="12pt" style:language-asian="zxx" style:country-asian="none" style:font-style-asian="normal" style:font-size-complex="12pt" style:language-complex="zxx" style:country-complex="none" style:font-style-complex="normal"/>
    </style:style>
    <style:style style:name="P14"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fo:font-size="13pt" fo:font-style="normal" fo:background-color="transparent" style:font-size-asian="13pt" style:font-style-asian="normal" style:font-size-complex="13pt" style:font-style-complex="normal"/>
    </style:style>
    <style:style style:name="P15"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fo:font-size="13pt" fo:language="fr" fo:country="FR" fo:font-style="normal" style:text-underline-style="solid" style:text-underline-width="auto" style:text-underline-color="font-color" fo:font-weight="bold" fo:background-color="transparent" style:font-size-asian="13pt" style:language-asian="zxx" style:country-asian="none" style:font-style-asian="normal" style:font-weight-asian="bold" style:font-size-complex="13pt" style:language-complex="zxx" style:country-complex="none" style:font-style-complex="normal" style:font-weight-complex="bold"/>
    </style:style>
    <style:style style:name="P16"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fo:font-size="13pt" fo:language="fr" fo:country="FR" fo:font-style="normal" fo:background-color="transparent" style:font-size-asian="13pt" style:language-asian="zxx" style:country-asian="none" style:font-style-asian="normal" style:font-size-complex="13pt" style:language-complex="zxx" style:country-complex="none" style:font-style-complex="normal"/>
    </style:style>
    <style:style style:name="P17"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text-line-through-style="none" fo:font-size="13pt" fo:language="fr" fo:country="FR" fo:font-style="normal" style:text-underline-style="none"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8"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font-name="Times New Roman" fo:font-size="13pt" fo:font-style="normal" fo:background-color="transparent" style:font-size-asian="13pt" style:font-style-asian="normal" style:font-size-complex="13pt" style:font-style-complex="normal"/>
    </style:style>
    <style:style style:name="P19" style:family="paragraph" style:parent-style-name="Standard">
      <style:paragraph-properties>
        <style:tab-stops>
          <style:tab-stop style:position="5.768cm"/>
          <style:tab-stop style:position="17.198cm"/>
          <style:tab-stop style:position="24.156cm"/>
        </style:tab-stops>
      </style:paragraph-properties>
      <style:text-properties style:use-window-font-color="true" style:font-name="Times New Roman" fo:font-size="13pt" fo:background-color="transparent" style:font-size-asian="13pt" style:font-size-complex="13pt"/>
    </style:style>
    <style:style style:name="P20" style:family="paragraph" style:parent-style-name="Standard">
      <style:paragraph-properties>
        <style:tab-stops>
          <style:tab-stop style:position="5.768cm"/>
          <style:tab-stop style:position="17.198cm"/>
          <style:tab-stop style:position="24.156cm"/>
        </style:tab-stops>
      </style:paragraph-properties>
      <style:text-properties fo:font-size="13pt" fo:language="fr" fo:country="FR" style:font-size-asian="13pt" style:language-asian="zxx" style:country-asian="none" style:font-size-complex="13pt" style:language-complex="zxx" style:country-complex="none"/>
    </style:style>
    <style:style style:name="P21" style:family="paragraph" style:parent-style-name="Standard">
      <style:paragraph-properties>
        <style:tab-stops>
          <style:tab-stop style:position="5.768cm"/>
          <style:tab-stop style:position="17.198cm"/>
          <style:tab-stop style:position="24.156cm"/>
        </style:tab-stops>
      </style:paragraph-properties>
      <style:text-properties fo:font-size="13pt" fo:language="fr" fo:country="FR" style:text-underline-style="solid" style:text-underline-width="auto" style:text-underline-color="font-color" fo:font-weight="bold" style:font-size-asian="13pt" style:language-asian="zxx" style:country-asian="none" style:font-weight-asian="bold" style:font-size-complex="13pt" style:language-complex="zxx" style:country-complex="none" style:font-weight-complex="bold"/>
    </style:style>
    <style:style style:name="P22" style:family="paragraph" style:parent-style-name="Standard">
      <style:paragraph-properties>
        <style:tab-stops>
          <style:tab-stop style:position="5.768cm"/>
          <style:tab-stop style:position="17.198cm"/>
          <style:tab-stop style:position="24.156cm"/>
        </style:tab-stops>
      </style:paragraph-properties>
      <style:text-properties fo:font-size="13pt" fo:language="fr" fo:country="FR" fo:background-color="transparent" style:font-size-asian="13pt" style:language-asian="zxx" style:country-asian="none" style:font-size-complex="13pt" style:language-complex="zxx" style:country-complex="none"/>
    </style:style>
    <style:style style:name="P23"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3pt" fo:language="fr" fo:country="FR" fo:font-style="normal"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4"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3pt" fo:language="fr" fo:country="FR" fo:font-style="normal" fo:font-weight="normal" fo:background-color="transparent" style:font-name-asian="ScalaSans-Bold" style:font-size-asian="13pt" style:language-asian="zxx" style:country-asian="none" style:font-style-asian="normal" style:font-weight-asian="normal" style:font-name-complex="ScalaSans-Bold" style:font-size-complex="13pt" style:language-complex="zxx" style:country-complex="none" style:font-style-complex="normal" style:font-weight-complex="normal"/>
    </style:style>
    <style:style style:name="P25"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3pt" fo:language="fr" fo:country="FR" fo:font-style="normal" fo:font-weight="normal" fo:background-color="#83caff"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6"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3pt" fo:language="fr" fo:country="FR" fo:font-style="normal" fo:background-color="transparent" style:font-size-asian="13pt" style:language-asian="zxx" style:country-asian="none" style:font-style-asian="normal" style:font-size-complex="13pt" style:language-complex="zxx" style:country-complex="none" style:font-style-complex="normal"/>
    </style:style>
    <style:style style:name="P27"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3pt" fo:language="fr" fo:country="FR" fo:font-style="normal" style:text-underline-style="solid" style:text-underline-width="auto" style:text-underline-color="font-color" fo:font-weight="bold" fo:background-color="transparent" style:font-size-asian="13pt" style:language-asian="zxx" style:country-asian="none" style:font-style-asian="normal" style:font-weight-asian="bold" style:font-size-complex="13pt" style:language-complex="zxx" style:country-complex="none" style:font-style-complex="normal" style:font-weight-complex="bold"/>
    </style:style>
    <style:style style:name="P28"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3pt" fo:language="fr" fo:country="FR" fo:font-style="normal" style:text-underline-style="none" fo:font-weight="normal" fo:background-color="transparent" style:font-name-asian="Times New Roman1" style:font-size-asian="13pt" style:language-asian="zxx" style:country-asian="none" style:font-style-asian="normal" style:font-weight-asian="normal" style:font-name-complex="Times New Roman1" style:font-size-complex="13pt" style:language-complex="zxx" style:country-complex="none" style:font-style-complex="normal" style:font-weight-complex="normal"/>
    </style:style>
    <style:style style:name="P29"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3pt" fo:language="fr" fo:country="FR" fo:font-style="normal" style:text-underline-style="none" fo:font-weight="normal" fo:background-color="transparent"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30"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2pt" fo:language="fr" fo:country="FR" fo:font-style="normal"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2pt" fo:language="fr" fo:country="FR" fo:font-style="normal" fo:font-weight="normal" fo:background-color="#83ca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2pt" fo:language="fr" fo:country="FR" fo:font-style="normal" style:text-underline-style="none" fo:font-weight="normal" fo:background-color="#83caff" style:font-name-asian="Times New Roman1" style:font-size-asian="12pt" style:language-asian="zxx" style:country-asian="none" style:font-style-asian="normal" style:font-weight-asian="normal" style:font-name-complex="Times New Roman1" style:font-size-complex="12pt" style:language-complex="zxx" style:country-complex="none" style:font-style-complex="normal" style:font-weight-complex="normal"/>
    </style:style>
    <style:style style:name="P33"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2pt" fo:language="fr" fo:country="FR" fo:font-style="normal" fo:background-color="transparent" style:font-size-asian="12pt" style:language-asian="zxx" style:country-asian="none" style:font-style-asian="normal" style:font-size-complex="12pt" style:language-complex="zxx" style:country-complex="none" style:font-style-complex="normal"/>
    </style:style>
    <style:style style:name="P34"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style:font-name="Times New Roman" fo:font-size="12pt" fo:language="fr" fo:country="FR"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35"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text-line-through-style="none" fo:font-size="13pt" fo:language="fr" fo:country="FR" fo:font-style="normal" fo:background-color="transparent" style:font-size-asian="13pt" style:language-asian="zxx" style:country-asian="none" style:font-style-asian="normal" style:font-size-complex="13pt" style:language-complex="zxx" style:country-complex="none" style:font-style-complex="normal"/>
    </style:style>
    <style:style style:name="P36"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font-name="Times New Roman" fo:font-size="13pt" fo:font-weight="normal" fo:background-color="transparent" style:font-size-asian="13pt" style:font-weight-asian="normal" style:font-size-complex="13pt" style:font-weight-complex="normal"/>
    </style:style>
    <style:style style:name="P37"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use-window-font-color="true" style:font-name="Times New Roman" fo:font-size="13pt" fo:background-color="transparent" style:font-size-asian="13pt" style:font-size-complex="13pt"/>
    </style:style>
    <style:style style:name="P38" style:family="paragraph" style:parent-style-name="Standard">
      <style:paragraph-properties fo:background-color="transparent">
        <style:tab-stops>
          <style:tab-stop style:position="5.768cm"/>
          <style:tab-stop style:position="17.198cm"/>
          <style:tab-stop style:position="24.156cm"/>
        </style:tab-stops>
        <style:background-image/>
      </style:paragraph-properties>
      <style:text-properties style:text-line-through-style="none" fo:font-size="12pt" fo:language="fr" fo:country="FR" fo:font-style="normal" fo:font-weight="normal"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 style:family="text">
      <style:text-properties fo:font-weight="normal" style:font-weight-asian="normal" style:font-weight-complex="normal"/>
    </style:style>
    <style:style style:name="T2" style:family="text">
      <style:text-properties style:use-window-font-color="true" style:font-name="Times New Roman"/>
    </style:style>
    <style:style style:name="T3" style:family="text">
      <style:text-properties style:use-window-font-color="true" style:font-name="Times New Roman" fo:font-size="13pt" fo:language="fr" fo:country="FR" fo:font-weight="normal" fo:background-color="transparent" style:font-size-asian="13pt" style:language-asian="zxx" style:country-asian="none" style:font-weight-asian="normal" style:font-size-complex="13pt" style:language-complex="zxx" style:country-complex="none" style:font-weight-complex="normal"/>
    </style:style>
    <style:style style:name="T4" style:family="text">
      <style:text-properties style:use-window-font-color="true" style:font-name="Times New Roman" fo:font-size="13pt" fo:language="fr" fo:country="FR" style:text-underline-style="none" fo:font-weight="normal" fo:background-color="transparent" style:font-name-asian="Times New Roman1" style:font-size-asian="13pt" style:language-asian="zxx" style:country-asian="none" style:font-weight-asian="normal" style:font-name-complex="Times New Roman1" style:font-size-complex="13pt" style:language-complex="zxx" style:country-complex="none" style:font-weight-complex="normal"/>
    </style:style>
    <style:style style:name="T5" style:family="text">
      <style:text-properties style:use-window-font-color="true" style:font-name="Times New Roman" fo:font-size="13pt" style:font-size-asian="13pt" style:font-size-complex="13pt"/>
    </style:style>
    <style:style style:name="T6" style:family="text">
      <style:text-properties style:use-window-font-color="true" style:font-name="Times New Roman" fo:font-size="13pt" style:text-underline-style="none" style:font-name-asian="Times New Roman1" style:font-size-asian="13pt" style:font-name-complex="Times New Roman1" style:font-size-complex="13pt"/>
    </style:style>
    <style:style style:name="T7" style:family="text">
      <style:text-properties style:use-window-font-color="true" style:font-name="Times New Roman" fo:font-size="13pt" style:font-name-asian="Times New Roman1" style:font-size-asian="13pt" style:font-name-complex="Times New Roman1" style:font-size-complex="13pt"/>
    </style:style>
    <style:style style:name="T8" style:family="text">
      <style:text-properties style:text-line-through-style="none" fo:language="fr" fo:country="FR" fo:font-style="normal" fo:font-weight="normal" style:language-asian="zxx" style:country-asian="none" style:font-style-asian="normal" style:font-weight-asian="normal" style:language-complex="zxx" style:country-complex="none" style:font-style-complex="normal" style:font-weight-complex="normal"/>
    </style:style>
    <style:style style:name="T9" style:family="text">
      <style:text-properties style:text-line-through-style="none" fo:language="fr" fo:country="FR" fo:font-style="normal" style:language-asian="zxx" style:country-asian="none" style:font-style-asian="normal" style:language-complex="zxx" style:country-complex="none" style:font-style-complex="normal"/>
    </style:style>
    <style:style style:name="T10" style:family="text">
      <style:text-properties style:text-line-through-style="none" fo:language="fr" fo:country="FR" fo:font-weight="normal" style:language-asian="zxx" style:country-asian="none" style:font-weight-asian="normal" style:language-complex="zxx" style:country-complex="none" style:font-weight-complex="normal"/>
    </style:style>
    <style:style style:name="T11" style:family="text">
      <style:text-properties style:text-line-through-style="none" fo:language="fr" fo:country="FR" style:language-asian="zxx" style:country-asian="none" style:language-complex="zxx" style:country-complex="none"/>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style:font-name-asian="Times New Roman1" style:font-weight-asian="normal" style:font-name-complex="Times New Roman1" style:font-weight-complex="normal"/>
    </style:style>
    <style:style style:name="T15" style:family="text">
      <style:text-properties fo:language="fr" fo:country="FR" fo:font-weight="normal" style:language-asian="zxx" style:country-asian="none" style:font-weight-asian="normal" style:language-complex="zxx" style:country-complex="none" style:font-weight-complex="normal"/>
    </style:style>
    <style:style style:name="T16" style:family="text">
      <style:text-properties fo:language="fr" fo:country="FR" style:language-asian="zxx" style:country-asian="none" style:language-complex="zxx" style:country-complex="none"/>
    </style:style>
    <style:style style:name="T17" style:family="text">
      <style:text-properties fo:background-color="#ff9900"/>
    </style:style>
    <style:style style:name="T18" style:family="text">
      <style:text-properties fo:color="#000000" fo:font-size="13pt" style:text-underline-style="none" fo:background-color="transparent" style:font-name-asian="Times New Roman1" style:font-size-asian="13pt" style:font-name-complex="Times New Roman1" style:font-size-complex="13pt"/>
    </style:style>
    <style:style style:name="T19" style:family="text">
      <style:text-properties fo:color="#000000" fo:font-size="13pt" style:text-underline-style="none" style:font-name-asian="Times New Roman1" style:font-size-asian="13pt" style:font-name-complex="Times New Roman1" style:font-size-complex="13pt"/>
    </style:style>
    <style:style style:name="T20" style:family="text">
      <style:text-properties style:text-line-through-style="solid" style:text-position="0% 100%"/>
    </style:style>
    <style:style style:name="T21" style:family="text">
      <style:text-properties style:text-position="0% 100%"/>
    </style:style>
    <style:style style:name="T22" style:family="text">
      <style:text-properties style:text-position="0% 100%" fo:font-weight="normal" style:font-weight-asian="normal" style:font-weight-complex="normal"/>
    </style:style>
    <style:style style:name="T23" style:family="text">
      <style:text-properties fo:font-size="13pt" style:font-size-asian="13pt" style:font-size-complex="13pt"/>
    </style:style>
    <style:style style:name="T24" style:family="text">
      <style:text-properties fo:font-size="13pt" fo:background-color="transparent" style:font-size-asian="13pt" style:font-size-complex="13pt"/>
    </style:style>
    <style:style style:name="T25" style:family="text">
      <style:text-properties fo:font-size="13pt" style:text-underline-style="none" style:font-name-asian="Times New Roman1" style:font-size-asian="13pt" style:font-name-complex="Times New Roman1" style:font-size-complex="13pt"/>
    </style:style>
    <style:style style:name="T26" style:family="text">
      <style:text-properties fo:font-size="13pt" style:text-underline-style="none" fo:font-weight="normal" style:font-name-asian="Times New Roman1" style:font-size-asian="13pt" style:font-weight-asian="normal" style:font-name-complex="Times New Roman1" style:font-size-complex="13pt" style:font-weight-complex="normal"/>
    </style:style>
    <style:style style:name="T27" style:family="text">
      <style:text-properties fo:font-size="13pt" style:text-underline-style="none" fo:background-color="transparent" style:font-name-asian="Times New Roman1" style:font-size-asian="13pt" style:font-name-complex="Times New Roman1" style:font-size-complex="13pt"/>
    </style:style>
    <style:style style:name="T28" style:family="text">
      <style:text-properties fo:font-size="13pt" style:text-underline-style="none" style:font-size-asian="13pt" style:font-size-complex="13pt"/>
    </style:style>
    <style:style style:name="T29" style:family="text">
      <style:text-properties fo:font-size="13pt" fo:font-style="normal" style:text-underline-style="none" style:font-name-asian="Times New Roman1" style:font-size-asian="13pt" style:font-style-asian="normal" style:font-name-complex="Times New Roman1" style:font-size-complex="13pt" style:font-style-complex="normal"/>
    </style:style>
    <style:style style:name="T30" style:family="text">
      <style:text-properties style:font-name="Times New Roman"/>
    </style:style>
    <style:style style:name="T31" style:family="text">
      <style:text-properties style:font-name="Times New Roman" fo:language="fr" fo:country="FR" style:language-asian="zxx" style:country-asian="none" style:language-complex="zxx" style:country-complex="none"/>
    </style:style>
    <style:style style:name="T32" style:family="text">
      <style:text-properties style:font-name="Times New Roman" fo:language="fr" fo:country="FR" fo:font-weight="normal" style:language-asian="zxx" style:country-asian="none" style:font-weight-asian="normal" style:language-complex="zxx" style:country-complex="none" style:font-weight-complex="normal"/>
    </style:style>
    <style:style style:name="T33" style:family="text">
      <style:text-properties style:font-name="Times New Roman"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Le Sceptre de Convocation inconventionnelle de Nustill est un objet qui permet d'invoquer une fois par jour un personnage tiré d'une autre réalité; c'est à dire qui n'a rien à voir avec Les Royaumes Oubliés, ni même Donjon et Dragon ou n'importe lequel de ses univers (qui sont tous connectés par le plan astral).</text:p>
      <text:p text:style-name="P20"/>
      <text:p text:style-name="P20">Voilà la liste de tous les personnages que le sceptre peut convoquer et les sources et supports d'où ils sont tirés :</text:p>
      <text:p text:style-name="P20"/>
      <text:p text:style-name="P21">Mise à jour 18/07/23 (presque considéré comme fini, reste à corriger les bugs éventuels, et si j'ajoute un truc, l'ajouter aussi ici)</text:p>
      <text:p text:style-name="P22"/>
      <text:p text:style-name="P3">Films :</text:p>
      <text:p text:style-name="P18"><text:span text:style-name="T10">Maximus Decimus </text:span>Meridius<text:span text:style-name="T10"><text:tab/>Film - Gladiateur<text:tab/>Guerrier 18</text:span></text:p>
      <text:p text:style-name="P23">Le Kurgan<text:span text:style-name="T21"> (oBG2)</text:span><text:tab/>Film - Highlander<text:tab/>Guerrier 18<text:tab/>Si meurt, régénère et se relève après 6 rounds</text:p>
      <text:p text:style-name="P6">Rufio<text:tab/>Film - Hook<text:tab/>Guerrier 10</text:p>
      <text:p text:style-name="P26">David Dunn<text:tab/>Film - Incassable / Glass<text:tab/>Bagarreur 12<text:tab/>Invulnérable (sauf noyade et magie)</text:p>
      <text:p text:style-name="P23">Mother Russia<text:tab/>Film - Kick-Ass 2<text:tab/>Guerrière 18<text:tab/>Brutalité incarnée</text:p>
      <text:p text:style-name="P26">Beatrix Kiddo<text:tab/>Film - Kill Bill<text:tab/>Kensaï 16<text:tab/>3x Mise à mal</text:p>
      <text:p text:style-name="P8">Godefroy de Montmirail<text:tab/>Film - Les visiteurs<text:tab/>Guerrier 8</text:p>
      <text:p text:style-name="P23">Oh Dae-Soo <text:tab/>Film - Old boy<text:tab/>Guerrier 8</text:p>
      <text:p text:style-name="P23">Nux<text:tab/>Film - Mad Max Fury Road<text:tab/>Warboy 9<text:tab/>Si en combat a moins de 10% de pvs ou voit un monstre de plus de 180 pvs, kamikase : se fait exploser.</text:p>
      <text:p text:style-name="P8">Griff Tannen<text:tab/>Film - Retour vers le futur 2<text:tab/>Guerrier 3</text:p>
      <text:p text:style-name="P6">Yu Shu Lien<text:tab/>Film - Tigre et dragon<text:tab/>Guerrière 12</text:p>
      <text:p text:style-name="P6">Madmartigan<text:tab/>Film - Willow<text:tab/>Guerrier 16</text:p>
      <text:p text:style-name="P6">Imhotep<text:tab/>Film (série) - La momie<text:tab/>Prêtre 18<text:tab/>Momie royale, divers sorts additionnels druidiques</text:p>
      <text:p text:style-name="P8">Jason Voorhee<text:tab/>Film<text:span text:style-name="T1"> (série) - </text:span>Vendredi 13<text:tab/>Guerrier 8<text:tab/>Mort vivant, quasiment invulnérable. <text:span text:style-name="T22">OBG2 :</text:span> s<text:span text:style-name="T1">i meurt : régénère et se relève après 6 rounds</text:span></text:p>
      <text:p text:style-name="P26"/>
      <text:p text:style-name="P9">Séries TV :</text:p>
      <text:p text:style-name="P23">Buffy Summers<text:tab/>Série TV - Buffy contre les vampires<text:tab/>Tueuse de mvs &amp; de démons 17</text:p>
      <text:p text:style-name="P23">Sir Galaway<text:tab/>Série TV - La quatrième Dimension<text:tab/>Acteur</text:p>
      <text:p text:style-name="P8">Reese<text:tab/>Série TV - Malcolm<text:tab/>Crétin</text:p>
      <text:p text:style-name="P8">N° 218<text:tab/>Série TV - Squid game<text:tab/>Loser</text:p>
      <text:p text:style-name="P23">Thierry de Janville<text:tab/>Série TV - Thierry la fronde<text:tab/>Guerrier 12</text:p>
      <text:p text:style-name="P23">Morticia Addams<text:tab/>Cartoon / Série TV - La famille Addams<text:tab/>Sorcière 17<text:tab/>3x Alchimie (potion posée au sol)</text:p>
      <text:p text:style-name="P23">Didier l'embrouille<text:tab/>Émission – Nulle part ailleurs<text:tab/>Bagarreur 4</text:p>
      <text:p text:style-name="P27"/>
      <text:p text:style-name="P9">Films / Séries pour enfant :</text:p>
      <text:p text:style-name="P6">Mor'du<text:tab/>Film - Dessin animé - Rebelle<text:tab/>Guerrier 13<text:tab/>Ours noir</text:p>
      <text:p text:style-name="P8">Gilbert Gunderson<text:span text:style-name="T21"> (EE - jaune)</text:span><text:tab/><text:span text:style-name="T1">Série TV - Dessin animé - Les Simpsons<text:tab/>Acteur</text:span></text:p>
      <text:p text:style-name="P32"><text:span text:style-name="Q"><text:span text:style-name="T24">Speedy Gonzales<text:tab/>Série TV - Dessin animé - Looney Tunes<text:tab/>Souris<text:tab/>Très rapide</text:span></text:span></text:p>
      <text:p text:style-name="P32"><text:span text:style-name="Q"><text:span text:style-name="T24">Minus et Cortex<text:tab/>Série TV - Dessin animé - Minus et Cortex<text:tab/>Souris de laboratoire<text:tab/>Inséparables</text:span></text:span></text:p>
      <text:p text:style-name="P23">Rick WTM-72<text:tab/>Série TV - Dessin animé - Rick et Morty<text:tab/>Kensaï 15<text:tab/></text:p>
      <text:p text:style-name="P8">Léguman<text:tab/>Série TV - Téléchat<text:tab/>Moine 2<text:tab/></text:p>
      <text:p text:style-name="P23">Rito Revolto<text:tab/>Série TV - Power rangers<text:tab/>Guerrier 17<text:tab/>Squelette. 2x lance flammes (Incinérateur d'Agannazar), 2x Éclair, 4x Porte dimensionnelle</text:p>
      <text:p text:style-name="P27"/>
      <text:p text:style-name="P9">Jeux vidéos :</text:p>
      <text:p text:style-name="P23">Barnabé Bonarien<text:tab/>Jeu vidéo - Arcanum<text:tab/>Guerrier 12<text:tab/>Chien (de guerre)</text:p>
      <text:p text:style-name="P23">Virgile<text:tab/>Jeu vidéo - Arcanum<text:tab/>Guerrier 12 / Prêtre 12<text:tab/>Équipement et sorts cheatés d'Arcanum</text:p>
      <text:p text:style-name="P23">Solaire d'Astora<text:tab/>Jeu vidéo - Dark Souls<text:tab/>Guerrier 15<text:tab/>2x Éclair, 2x Soin des blessures critiques, 2x Rayon de soleil</text:p>
      <text:p text:style-name="P23">Tyrael<text:tab/>Jeu vidéo - Diablo II, lord of destruction<text:tab/>Paladin 23<text:tab/>Archange</text:p>
      <text:p text:style-name="P23">Jahan<text:tab/>Jeu vidéo - Divinity Original Sin<text:tab/>Sorcier cryo/électromancien 12<text:tab/></text:p>
      <text:p text:style-name="P7">Arthu<text:tab/>Jeu vidéo - Divinity Original Sin<text:tab/>Sorcier géo/pyromancien 14<text:tab/>3x Transformation en chat (discrétion, non détection)</text:p>
      <text:p text:style-name="P8">Shale<text:tab/>Jeu vidéo - Dragon age : Origine<text:tab/>Guerrier 12<text:tab/>Golem de pierre, chant de barde qui immobilise Shale et améliore un peu tout.</text:p>
      <text:p text:style-name="P8">Lenny<text:tab/>Jeu vidéo - Fallout II<text:tab/>Prêtre 8<text:tab/>Goule, que des sorts de soin</text:p>
      <text:p text:style-name="P6">Arantir<text:tab/>Jeu vidéo - Heroes of Might and Magic V<text:tab/>Nécromancien 14<text:tab/>1x Invoque l'Avatar de la mort. Si l’Avatar meurt, Arantir ne peut plus lancer de sorts. 1x Hurlement de Banshee</text:p>
      <text:p text:style-name="P5"><text:span text:style-name="T3">Spinal<text:tab/>Jeu vidéo - Killer instinct<text:tab/>Guerrier 11<text:tab/>S</text:span><text:span text:style-name="Q"><text:span text:style-name="T4">quelette, 3x téléportation, 3x crane volant, 3x déviation de sorts (instantané, 2 rounds)</text:span></text:span></text:p>
      <text:p text:style-name="P30"><text:span text:style-name="Q"><text:span text:style-name="T25">Steve<text:tab/>Jeu vidéo - Minecraft<text:tab/>Guerrier 5<text:tab/>Équipé full diamant, enchantements agilité aquatique, chute amortie, raccommodage, tranchant, butin, flammes</text:span></text:span></text:p>
      <text:p text:style-name="P8">Rampant<text:tab/>Jeu vidéo - Morrowind<text:tab/>Marchand<text:tab/>Animation kobold. Achète/revend tout au prix maximal</text:p>
      <text:p text:style-name="P23">Hecubah<text:tab/>Jeu vidéo - Nox<text:tab/>Nécromancienne 17</text:p>
      <text:p text:style-name="P8">Hillock<text:tab/>Jeu vidéo - Path of Exil<text:tab/>Guerrier 3<text:tab/>Quand à perdu 50% de sa vie sort son épée (ou dans 2% des cas Oni-Goroshi) et retrouve toute sa santé.</text:p>
      <text:p text:style-name="P23">Amiri<text:tab/>Jeu vidéo : Pathfinder : Kingmaker<text:tab/>Barbare 7</text:p>
      <text:p text:style-name="P8">Hiravias<text:tab/>Jeu vidéo - Pillars of Eternity<text:tab/>Sorcier druidique 11<text:tab/>3x métamorphe en grand loup-garou durée 6 rounds</text:p>
      <text:p text:style-name="P6">Sargon<text:tab/>Jeu vidéo - Severance : Blade of Darkness<text:tab/>Guerrier 14<text:tab/>Cimeterre +3 = +2 attaques/round, Masse +4 <text:s/>= +3 aux chances de critique</text:p>
      <text:p text:style-name="P8">Erritis<text:tab/>Jeu vidéo - Torment, Tides of Numenéra<text:tab/>Guerrier 10<text:tab/></text:p>
      <text:p text:style-name="P6">Lantry<text:tab/>Jeu vidéo - Tyranny<text:tab/>Sorcier 13<text:tab/>Taco Amélioré à distance, sorts de soin/druidique, 2x Hâte++, 2x Tornade de fer, 2x Rappel à la vie++</text:p>
      <text:p text:style-name="P8">Christof Romuald <text:tab/>Jeu vidéo - Vampire: la mascarade - Rédemption<text:tab/>Chevalier 4</text:p>
      <text:p text:style-name="P38"><text:span text:style-name="T5">Le Faucon Ardent<text:tab/>Jeu vidéo (série) - Borderlands<text:tab/>Sirène 15<text:tab/>25x Téléportation explosive et 25x </text:span><text:span text:style-name="Q"><text:span text:style-name="T6">Déplacement instantané</text:span></text:span></text:p>
      <text:p text:style-name="P8">Deckard Cain<text:tab/><text:span text:style-name="T1">Jeu vidéo (série) - Diablo<text:tab/>Érudit<text:tab/>Identifie tout gratuitement</text:span></text:p>
      <text:p text:style-name="P23">Zandalor<text:tab/>Jeu vidéo (série) - Divinity<text:tab/>Mage combattant 20</text:p>
      <text:p text:style-name="P6">Abobo<text:tab/>Jeu vidéo (série) - Double Dragon<text:tab/>Bagarreur 10<text:tab/></text:p>
      <text:p text:style-name="P6">Forgrimm<text:tab/>Jeu vidéo (série) - Drakensang<text:tab/>Guerrier 6</text:p>
      <text:p text:style-name="P6">M'aiq Langue-Fourchue<text:span text:style-name="T21"> (</text:span><text:span text:style-name="T20">IWD</text:span><text:span text:style-name="T21">)</text:span><text:tab/>Jeu vidéo (série) - Elders Scrolls<text:tab/>Raconteur<text:tab/>A plein de trucs loufoques à raconter<text:tab/></text:p>
      <text:p text:style-name="P23">Canigou<text:tab/>Jeu vidéo (série) - Fallout<text:tab/>Guerrier 9<text:tab/>Chien</text:p>
      <text:p text:style-name="P23">Biggs &amp; Wedge<text:tab/>Jeu vidéo (série) - Final Fantasy<text:tab/>Guerriers 9 &amp; 8<text:tab/>Inséparables</text:p>
      <text:p text:style-name="P23">Guy<text:tab/>Jeux vidéos (séries) - Final Fight / Street fighters<text:tab/>Karatéka 9<text:tab/>Quand a perdu 80% de sa vie, gagne Tornade d'acier</text:p>
      <text:p text:style-name="P14"><text:span text:style-name="T31">Gilius Thunderhead <text:tab/>Jeu vidéo </text:span><text:span text:style-name="T32">(série) -</text:span><text:span text:style-name="T31"> Golden axe<text:tab/>Guerrier 11<text:tab/>2x Foudre sur tous les ennemis présents</text:span></text:p>
      <text:p text:style-name="P10"><text:span text:style-name="T16">Xylaz<text:tab/>Jeu vidéo </text:span><text:span text:style-name="T15">(série) </text:span><text:span text:style-name="T16">- Ishar<text:tab/>Guerrier 9<text:tab/>Homme lézard, dés de vie D12</text:span></text:p>
      <text:p text:style-name="P6">Sheltem<text:tab/>Jeu vidéo (série) - Might and Magic<text:tab/>Guerrier 13 / Pyromancien 13<text:tab/>Androïde</text:p>
      <text:p text:style-name="P6">Concelhaut<text:tab/>Jeu vidéo (série) - Pillars of Eternity<text:tab/>Sorcier 23<text:tab/>Liche</text:p>
      <text:p text:style-name="P8">Galford D.weller<text:tab/>Jeu vidéo <text:span text:style-name="T1">(série) </text:span>- Samuraï Shodown<text:tab/>Guerrier 8<text:tab/>3x Éclair, 2x Image miroir , 2x Arme chargée, 1x Hâte améliorée, 1x Tornade de fer + <text:span text:style-name="T1">Image réfléchie majeure</text:span></text:p>
      <text:p text:style-name="P36">Iolo FitzOwen<text:tab/><text:span text:style-name="T9">Jeu vidéo (série) - Ultima<text:tab/>Barde archer 17<text:tab/>Aucun sort, divers chants de barde</text:span></text:p>
      <text:p text:style-name="P23">Valna Asou<text:tab/>Jeu vidéo (série) - Valis<text:tab/>Sorcière guérisseuse 12<text:tab/>Baguette de projectiles magiques infinie</text:p>
      <text:p text:style-name="P8">Link <text:tab/>Jeu vidéo (série) - Zelda<text:tab/>Guerrier 8</text:p>
      <text:p text:style-name="P28"/>
      <text:p text:style-name="P9">Livres :</text:p>
      <text:p text:style-name="P8">Bagheera<text:tab/>Livre - Le livre de la jungle<text:tab/>Guerrier 6<text:tab/>Panthère</text:p>
      <text:p text:style-name="P23">Fflewddur Fflam<text:tab/>Livre (série) - Chroniques de Prydain<text:tab/>Barde 9<text:tab/>Aucun sort, divers chants de barde</text:p>
      <text:p text:style-name="P6">Tristelune d'Elwher<text:tab/>Livre (série) - Elric<text:tab/>Guerrier 14</text:p>
      <text:p text:style-name="P23">Yyrkoon<text:tab/>Livre (série) - Elric<text:tab/>Guerrier 17<text:tab/>Protection contre les démons, 1x Portail</text:p>
      <text:p text:style-name="P6">Katniss Everdeen<text:tab/>Livre (série) - Hunger Games<text:tab/>Archère 15<text:tab/>Aucun sort</text:p>
      <text:p text:style-name="P6">Mandorallen<text:tab/>Livre (série) - La Belgariade / La mallorée<text:tab/>Chevalier 14<text:tab/>Aucun sort, ne repousse pas les morts-vivants</text:p>
      <text:p text:style-name="P23">Nynaeve al'Meara<text:tab/>Livre (série) - La Roue du Temps<text:tab/>Sorcière guérisseuse élémentaliste17</text:p>
      <text:p text:style-name="P26">Zagor<text:tab/>Livre<text:span text:style-name="T1"> (série) - </text:span>LDVELH Défis fantastique (tomes 1, 50 et 54)<text:tab/>Magicien élémentaliste 20<text:tab/>Liche ½ démon</text:p>
      <text:p text:style-name="P23">Pip<text:tab/>Livre (série) - LDVELH Quête du graal, 8 livres<text:tab/>Guerrier 13<text:tab/></text:p>
      <text:p text:style-name="P8">Fafhrd<text:tab/>Livre<text:span text:style-name="T1"> (série) - Le Cycle des Épées<text:tab/>Rôdeur 15</text:span></text:p>
      <text:p text:style-name="P23">Bénédict d’Ambre<text:tab/>Livre (série) - Le Cycle des Princes d'Ambre <text:tab/>Guerrier 22<text:tab/>Capacité physiques surhumaines, régénération</text:p>
      <text:p text:style-name="P23">Legolas Vertefeuille<text:tab/>Livre (série) - Le Seigneur des anneaux<text:tab/>Guerrier (Archer) 17</text:p>
      <text:p text:style-name="P6">Éowyn<text:tab/>Livre (série) - Le Seigneur des anneaux<text:tab/>Chevalière 14<text:tab/>Aucun sort, ne repousse pas les morts-vivants</text:p>
      <text:p text:style-name="P6">Brienne de Torth<text:tab/>Livre (série) - Le Trône de fer<text:tab/>Paladine 15<text:tab/>Aucun sort, ne repousse pas les morts-vivants</text:p>
      <text:p text:style-name="P23">Cohen le barbare<text:tab/>Livre (série) - Les annales du Disque monde<text:tab/>Barbare 18<text:tab/></text:p>
      <text:p text:style-name="P8">Mémé Ciredutemps<text:tab/><text:span text:style-name="T1">Livre (série) - </text:span>Les annales du Disque monde<text:tab/>Sorcière 22</text:p>
      <text:p text:style-name="P23">Umbre Tombétoile<text:tab/>Livre (série) - L'Assassin royal<text:tab/>Assassin 17 / mage 4</text:p>
      <text:p text:style-name="P30"><text:span text:style-name="T23">Murtagh<text:tab/>Livre (série) - L'Héritage<text:tab/>Guerrier 15<text:tab/></text:span><text:span text:style-name="Q"><text:span text:style-name="T25">Immunité aux attaques mentales</text:span></text:span></text:p>
      <text:p text:style-name="P6">Albus Dumbledore <text:tab/>Livre (série) - Harry potter<text:tab/>Magicien 22<text:tab/>Sorts de tout types orientés "protecteur"</text:p>
      <text:p text:style-name="P26">Thulsa Doom<text:tab/><text:span text:style-name="T1">Livre (série) - Kull puis Conan</text:span> <text:tab/>Nécromancien 18<text:tab/>Liche, 1x Animation des morts </text:p>
      <text:p text:style-name="P23">Jaskier<text:tab/>Livre (série) - The witcher<text:tab/>Barde 7<text:tab/>Aucun sort, divers chants de barde</text:p>
      <text:p text:style-name="P27"/>
      <text:p text:style-name="P9">Bandes dessinées :</text:p>
      <text:p text:style-name="P6">Davey Trauma<text:tab/>Bande dessinée - Tokyo Ghost<text:tab/>Hackeur 3<text:tab/>Contrôle mental de tout ennemi visible, sans jds ni RM. Donne la capacité "suicide".</text:p>
      <text:p text:style-name="P6">Debbie Jacobs<text:tab/>Bande dessinée - Tokyo Ghost<text:tab/>Kensai 16<text:tab/>1x Horde sauvage (1D10+8 animaux), 3x Guérison par apposition des mains (pas sur elle même)</text:p>
      <text:p text:style-name="P6">Gana Gomar<text:tab/>Bande dessinée (série) - Ab irato<text:tab/>Moine 11<text:tab/>Régénération, 1x Guérison (personnelle), 3x télékinésie : répulsion des ennemis.</text:p>
      <text:p text:style-name="P19"><text:span text:style-name="T9">Falgant<text:tab/>Bande dessinée</text:span><text:span text:style-name="T8"> (série) - </text:span><text:span text:style-name="T9">Anachron<text:tab/>Barde 27<text:tab/>Androïde, violon incinérateur</text:span></text:p>
      <text:p text:style-name="P23">Hornitos<text:tab/>Bande dessinée (série) - Arvendor<text:tab/>Bretteur 15</text:p>
      <text:p text:style-name="P32"><text:span text:style-name="Q"><text:span text:style-name="T24">Mara<text:tab/>Bande dessinée (série) - Chevalier dragon (tome 3)<text:tab/>Chevalier 16<text:tab/>Aucun bonus contre les démons, double bonus contre les dragons</text:span></text:span></text:p>
      <text:p text:style-name="P23">Haazheel Thorn<text:tab/>Bande dessinée (série) - Chroniques de Lune Noire<text:tab/>Prêtre 28<text:tab/>½ démon, temps d'incantation -4, 1x transformation en démon bestial.</text:p>
      <text:p text:style-name="P23">Pile-ou-Face<text:tab/>Bande dessinée (série) - Chroniques de Lune Noire<text:tab/>Guerrier 8 / Bretteur 10<text:tab/>Spécialisé vol à la tire, pose au sol chaque round un des objets volés.</text:p>
      <text:p text:style-name="P8">Sioban<text:tab/>Bande dessinée (série) - Complainte des landes perdues<text:tab/>Guerrière 6</text:p>
      <text:p text:style-name="P23">Le Guinea Lord<text:tab/>Bande dessinée (série) - Complainte des landes perdues<text:tab/>Guerrière 18<text:tab/>Invulnérable aux dégâts, accompagné de 3 mastiffs de guerre</text:p>
      <text:p text:style-name="P23">Anjalbert de Ganfalon<text:tab/>Bande dessinée (série) - Garulfo, livre premier<text:tab/>Chevalier 21<text:tab/>Capacité physiques surhumaines (sauf la vue ^^)</text:p>
      <text:p text:style-name="P6">Dame Gorge<text:tab/>Bande dessinée (série) - Gorn<text:tab/>Guerrière 13<text:tab/>Naine, 3x Grand cri (vive les animations de BG2, bien que femme elle a une barbe ^^)</text:p>
      <text:p text:style-name="P23">Griffe Blanche<text:tab/>Bande dessinée (série) - Griffe Blanche<text:tab/>Guerrière 16</text:p>
      <text:p text:style-name="P23">Mokla<text:tab/>Bande dessinée (série) - L'Épée de Cristal<text:tab/>Guerrière 7<text:tab/>Halfelin</text:p>
      <text:p text:style-name="P18"><text:span text:style-name="T10">Sixte </text:span><text:span text:style-name="T1">Averroës </text:span><text:span text:style-name="T10"><text:tab/>Bande dessinée (série) - Lanfeust de Troy<text:tab/>Guerrier 17</text:span><text:span text:style-name="T11"><text:tab/>Si pv -15%, se téléporte et retourne dans son monde (sans son équipement, qui tombe au sol)</text:span></text:p>
      <text:p text:style-name="P6">Bulrog<text:tab/>Bande dessinée (série) - La quête de l'Oiseau du temps<text:tab/>Guerrier 10<text:tab/>½ orque</text:p>
      <text:p text:style-name="P26">Barr-Find Main Noire<text:tab/>Bande dessinée<text:span text:style-name="T1"> (série)</text:span> - Le grand pouvoir du Chninkel<text:tab/>Guerrier 18</text:p>
      <text:p text:style-name="P23">Tristan de Halsbourg<text:tab/>Bande dessinée (série) - Légende<text:tab/>Guerrier 15<text:tab/>1x Convocation de loups</text:p>
      <text:p text:style-name="P23">Morkaï<text:tab/>Bande dessinée (série) - Légendes des contrées oubliées<text:tab/>Barbare 10<text:tab/>½ orque</text:p>
      <text:p text:style-name="P23">Brumaire Courte-dague<text:tab/>Bande dessinée (série) - Les feux d'Askell<text:tab/>Voleur 9<text:tab/>Spécialisé dague de lancer</text:p>
      <text:p text:style-name="P23">Tara<text:tab/>Bande dessinée (série) - Les forêts d'Opale<text:tab/>Guerrière 16</text:p>
      <text:p text:style-name="P23">Sasmaël<text:tab/>Bande dessinée (série) - Les Maîtres Inquisiteurs<text:tab/>Guerrier 17<text:tab/>3x Chaîne d’éclairs, 1x foudre sur tous les ennemis (20D8) //+son elefette Lotweën Kensaï 18</text:p>
      <text:p text:style-name="P23">Gargamel<text:tab/>Bande dessinée (série) - Les Schtroumpfs<text:tab/>Magicien 1<text:tab/>3x Alchimie (potion posée au sol)</text:p>
      <text:p text:style-name="P6">Homnibus<text:tab/>Bande dessinée (série) - Les Schtroumpfs / Johan &amp; Pirlouit<text:tab/>Magicien 11</text:p>
      <text:p text:style-name="P23">Bragal<text:tab/>Bande dessinée (série) - Marlysa<text:tab/>Guerrier 15</text:p>
      <text:p text:style-name="P23">Terkio<text:span text:style-name="T21"> (oBG2)</text:span><text:tab/>Bande dessinée (série) - Moréa<text:tab/>Guerrier 18<text:tab/>Si meurt, régénère et se relève après 6 rounds</text:p>
      <text:p text:style-name="P26">Redwin de la forge<text:tab/><text:span text:style-name="T1">Bande dessinée (série) - Nains (tomes 1, 6, 11 et 21)<text:tab/>Guerrier 19<text:tab/>Rage de dément qui lui permet de réaliser l'impensable</text:span></text:p>
      <text:p text:style-name="P23">Okko<text:tab/>Bande dessinée (série) - Okko<text:tab/>Kensaï Tueur de mvs &amp; de démons 16</text:p>
      <text:p text:style-name="P23">Féra<text:tab/>Bande dessinée (série) - Pandora<text:tab/>Guerrière bagarreuse 15</text:p>
      <text:p text:style-name="P23">Rénakhin<text:tab/>Bande dessinée (série) - Pandora<text:tab/>Sorcier 17<text:tab/>Sorts infinis</text:p>
      <text:p text:style-name="P23">Requiem<text:tab/>Bande dessinée (série) - Requiem, chevalier vampire<text:tab/>Guerrier 16<text:tab/>Vampire</text:p>
      <text:p text:style-name="P23">Torquemada<text:tab/>Bande dessinée (série) - Requiem, chevalier vampire<text:tab/>Berserker 16<text:tab/>Loup-garou</text:p>
      <text:p text:style-name="P6">Michonne<text:tab/>Bande dessinée (série) - The Walking Dead<text:tab/>Guerrière 15</text:p>
      <text:p text:style-name="P23">Negan<text:tab/>Bande dessinée (série) - The Walking Dead<text:tab/>Guerrier 15</text:p>
      <text:p text:style-name="P6">Kriss de Valnor<text:tab/>Bande dessinée (série) - Thorgal<text:tab/>Guerrière (archère) 12</text:p>
      <text:p text:style-name="P37"><text:span text:style-name="T9">Haffanen<text:tab/></text:span><text:span text:style-name="T8">Bande dessinée (série) - Wollodrïn<text:tab/>Guerrier 17<text:tab/>Elfe, 2x Exaltation, 2x Soins des blessures critiques, 1x Résurrection</text:span></text:p>
      <text:p text:style-name="P27"/>
      <text:p text:style-name="P9">Mangas :</text:p>
      <text:p text:style-name="P6">Zaraki Kenpachi<text:tab/>Manga (série) - Bleach<text:tab/>Kensaï 30<text:tab/>Très résistant, régénération rapide</text:p>
      <text:p text:style-name="P23">Eto<text:tab/>Manga (série) - Chroniques de la Guerre de Lodoss<text:tab/>Prêtre 8</text:p>
      <text:p text:style-name="P6">Fuam (EE - rose))<text:tab/>Manga (série) - Fly/Dragon Quest<text:tab/>Moine 14<text:tab/>2x plusieurs sort de guérison, 4x Coup de Poing éclair</text:p>
      <text:p text:style-name="P23">Eikishi Onisuka<text:tab/>Manga (série) - GTO<text:tab/>Bagarreur 17</text:p>
      <text:p text:style-name="P35"><text:span text:style-name="T30">Alexander Anderson<text:tab/>Manga</text:span><text:span text:style-name="T33"> (série) - </text:span><text:span text:style-name="T30">Hellsing<text:tab/>Tueur de mort vivants 16<text:tab/>Capacité physiques surhumaines, régénération, 3x Porte dimensionnelle</text:span><text:span text:style-name="T33"><text:tab/></text:span></text:p>
      <text:p text:style-name="P23">Kenshirô<text:tab/>Manga (série) - Ken le survivant<text:tab/>Moine 18<text:tab/>Frappe mortelle (jds à -8) après 2 secondes (sur vivant, non golem,élémentaire, limon), 6x Tornade d'acier</text:p>
      <text:p text:style-name="P6">Argol de Persée<text:tab/>Manga (série) - Les Chevaliers du Zodiaque<text:tab/>Guerrier 11<text:tab/>Pétrification quand attaqué, 2x Pétrification sur zone conique, 3x Enchevêtrement sur zone</text:p>
      <text:p text:style-name="P23">Hinata Hyûga<text:tab/>Manga (série) - Naruto<text:tab/>Moine 15<text:tab/>2x 64 Poings du Hakke (Tornade d'acier et +4 à la CA 2 rounds)</text:p>
      <text:p text:style-name="P10"><text:span text:style-name="T16">Shino Aburame<text:tab/>Manga</text:span><text:span text:style-name="T15"> (série)</text:span><text:span text:style-name="T16"> - Naruto<text:tab/>Ninja druide 10<text:tab/>Spécialisé dans les insectes, toucher imposant 20% de miscast</text:span></text:p>
      <text:p text:style-name="P6">King<text:tab/>Manga (série) - One punch man<text:tab/>Civil<text:tab/>Aucune réputation sur féérune..... problème.</text:p>
      <text:p text:style-name="P6">Akame<text:tab/>Manga (série) - Red eye sword<text:tab/>Voleur 10 → Kensaï 18<text:tab/>Frappe empoisonnée mortelle sans jds, capacités de voleur : uniquement dissimulation</text:p>
      <text:p text:style-name="P27"/>
      <text:p text:style-name="P9">Comics :</text:p>
      <text:p text:style-name="P6">Knolan<text:tab/>Comics (série) - Battle Chaser<text:tab/>Sorcier guérisseur 17</text:p>
      <text:p text:style-name="P26">Lady shiva<text:tab/><text:span text:style-name="T1">Comics (série) - Batman<text:tab/>Moine combattante assassin 21<text:tab/>5x "Arracher le cœur" (activez, attaquez) : uniquement sur humanoïde vivant, si touche : mort sans jds ni rm</text:span></text:p>
      <text:p text:style-name="P6">Dupli-Kate<text:tab/>Comics (série) - Invincible<text:tab/>Moine 6<text:tab/>Peut se dupliquer à volonté</text:p>
      <text:p text:style-name="P6">Les jumeaux Mauler<text:tab/>Comics (série) - Invincible<text:tab/>Guerriers 13<text:tab/>Ogres bleus, inséparables</text:p>
      <text:p text:style-name="P23">Black Canary<text:tab/>Comics (série) - Justice League of America<text:tab/>Karatéka 18<text:tab/>3x grand cri</text:p>
      <text:p text:style-name="P8">Kick-Ass<text:tab/>Comics<text:span text:style-name="T1"> (série)</text:span> - Kick-Ass<text:tab/>Guerrier 5</text:p>
      <text:p text:style-name="P23">Gamora Zen Whoberi Ben Titan<text:tab/>Comics (série) - Les Gardiens de la Galaxie<text:tab/>Guerrière moine assassin 21<text:tab/>Entraînement poussé, capacité physiques cybernétiquement boostées, régénération</text:p>
      <text:p text:style-name="P23">Luke Cage<text:tab/>Comics (série) - Power Man<text:tab/>Moine 17<text:tab/>Force surhumaine, quasi invulnérabilité, régénération</text:p>
      <text:p text:style-name="P9"/>
      <text:p text:style-name="P9">Jeux de rôles <text:s/>:</text:p>
      <text:p text:style-name="P6">Shiba Tsukune<text:tab/>Jeu de rôle - Légende des 5 anneaux<text:tab/>Guerrière 13 / Wu jen 13</text:p>
      <text:p text:style-name="P23">Reine Geleeda la blanche<text:tab/>Jeu de rôle - Les Terres balafrées<text:tab/>Sorcière 18<text:tab/>½ guenaude, bardée d'objets magiques, invisibilité à volonté si heures de nuit</text:p>
      <text:p text:style-name="P26">Sunulael<text:tab/>Jeu de rôle - Midnight<text:tab/>Prêtre 21<text:tab/>Liche nécrophage</text:p>
      <text:p text:style-name="P23">Ardherin<text:tab/>Jeu de rôle - Midnight<text:tab/>Ensorceleur 21<text:tab/>Immunisé contre toutes les armes</text:p>
      <text:p text:style-name="P6">Imrijka<text:tab/>Jeu de rôle - Pathfinder<text:tab/>Inquisitrice 10<text:tab/>½ orque</text:p>
      <text:p text:style-name="P24">Shigmaa Urasta<text:tab/>Jeu de rôle - Ptolus<text:tab/>Prêtresse 16<text:tab/>Tieffelin. 1x Toucher de la goule, 1x Toucher drainant (2 niveaux), 1x Mise à mort, immunités diverses.</text:p>
      <text:p text:style-name="P8">Nitouche<text:tab/>Jeu de rôle - Rêve de dragon<text:tab/>Barde 5</text:p>
      <text:p text:style-name="P27"/>
      <text:p text:style-name="P9">Jeux de sociétés :</text:p>
      <text:p text:style-name="P23">Magus Gondè Kyal<text:tab/>Jeu de société - Allegiance: A Realm Divided (vo)<text:tab/>Élémentaliste 12</text:p>
      <text:p text:style-name="P23">Ansatsu, la Lame Silencieuse<text:tab/>Jeu de société - Allegiance: A Realm Divided (vo)<text:tab/>Ninja Assassin 12</text:p>
      <text:p text:style-name="P8">Ashrian<text:tab/>Jeu de société - Descent 2eme édition<text:tab/>Disciple 5<text:tab/>Elfe. Chaque round Lenteur sur tous les ennemis de moins de 9 DV adjacents, 1x Lenteur sans jds durée 2 rounds, 5x prière de soin++</text:p>
      <text:p text:style-name="P23">Baron Zachareth<text:tab/>Jeu de société - Descent 2eme édition<text:tab/>Guerrier 18<text:tab/>CA énorme, 3x "Immobilise si jds raté", 3x "Éclair d'ombre", arme avec 30% chance d'un effet aléatoire</text:p>
      <text:p text:style-name="P23">Gerrard Capashen<text:tab/>Jeu de société - Magic The Gathering<text:tab/>Maître d'arme 17<text:tab/></text:p>
      <text:p text:style-name="P8">Jeanne d'orque<text:tab/><text:span text:style-name="T1">Jeu de société - Munchkin<text:tab/>Guerrière 2<text:tab/>Orque</text:span></text:p>
      <text:p text:style-name="P6">Tut-Tuuut-Ankh-Ammon<text:tab/>Jeu de société - Munchkin<text:tab/>Prêtre 18<text:tab/>Momie royale</text:p>
      <text:p text:style-name="P6">Vlad von Carstein<text:tab/>Jeu de société - Warhammer<text:tab/>Guerrier 12 / Nécromancien 13<text:tab/>Vampire, immortel, épée vampirique <text:span text:style-name="T17">manque l'objet de morsure avec les dents de vampire</text:span></text:p>
      <text:p text:style-name="P27"/>
      <text:p text:style-name="P9">Autres :</text:p>
      <text:p text:style-name="P11"><text:span text:style-name="T28">Xavier Dupont de Ligonnès<text:tab/></text:span><text:span text:style-name="Q"><text:span text:style-name="T25">Monde réel - Mystère français<text:tab/>Civil<text:tab/>Souhaite ne pas être vu</text:span></text:span></text:p>
      <text:p text:style-name="P6">Le ranger du Chaos<text:tab/>Monde imaginaire - Naheulbeuk<text:tab/>Pourfendeur de poulets 1</text:p>
      <text:p text:style-name="P34"><text:span text:style-name="Q"><text:span text:style-name="T29">André le géant<text:tab/>Monde réel - Catcheur de la WWE<text:tab/>Catcheur 7<text:tab/></text:span></text:span></text:p>
      <text:p text:style-name="P34"><text:span text:style-name="Q"><text:span text:style-name="T29">Till l'Espiègle<text:tab/>Monde réel - Folklore allemand<text:tab/>Bouffon 7</text:span></text:span></text:p>
      <text:p text:style-name="P33"><text:span text:style-name="T23">Beowulf<text:tab/></text:span><text:span text:style-name="Q"><text:span text:style-name="T26">Monde réel - Folklore anglo-saxon<text:tab/>Guerrier 17</text:span></text:span></text:p>
      <text:p text:style-name="P33"><text:span text:style-name="Q"><text:span text:style-name="T26">Grendel<text:tab/>Monde réel - Folklore anglo-saxon<text:tab/>Guerrier 15<text:tab/>½ ogre</text:span></text:span></text:p>
      <text:p text:style-name="P19"><text:span text:style-name="T9">Jean Chuck Van Damrris<text:tab/>Monde réel </text:span><text:span text:style-name="T8">- </text:span><text:span text:style-name="T9">Fusion de 2 personnages<text:tab/>Karateka</text:span><text:span text:style-name="T8"> / Psioniste 50/50<text:tab/>Quasi-dieu</text:span><text:span text:style-name="T9">, regard mortel sans jds ni rm</text:span></text:p>
      <text:p text:style-name="P31"><text:span text:style-name="Q"><text:span text:style-name="T18">William Wallace<text:tab/></text:span></text:span><text:span text:style-name="Q"><text:span text:style-name="T27">Monde réel - Histoire écossaise<text:tab/>Chevalier 16<text:tab/>Aucun sort, ne repousse pas les morts-vivants</text:span></text:span></text:p>
      <text:p text:style-name="P23">Spartacus<text:tab/>Monde réel - Histoire gréco-romaine<text:tab/>Guerrier 17</text:p>
      <text:p text:style-name="P23">Miyamoto Musashi<text:tab/>Monde réel - Histoire japonaise<text:tab/>Guerrier 19</text:p>
      <text:p text:style-name="P23"><text:span text:style-name="T9">Bragi Boddason<text:tab/>Monde réel - Histoire norvégienne<text:tab/>Skalde 22<text:tab/></text:span><text:span text:style-name="T12">Chant de barde amélioré</text:span></text:p>
      <text:p text:style-name="P8"><text:span text:style-name="T14">Santal Gaïa</text:span><text:tab/>Monde réel - Les inconnus, le hit des hits<text:tab/>Barde 8<text:tab/>Aucun sort, quand chante : invoque scarabées et araignées</text:p>
      <text:p text:style-name="P6">Galaad<text:tab/>Monde réel - Légende arthurienne<text:tab/>Paladin 18<text:tab/></text:p>
      <text:p text:style-name="P23">Hua Mulan<text:tab/>Monde réel - Légende chinoise<text:tab/>Guerrière 17</text:p>
      <text:p text:style-name="P30"><text:span text:style-name="T23">La bête du Gévaudan<text:tab/></text:span><text:span text:style-name="Q"><text:span text:style-name="T25">Monde réel - Légende française<text:tab/>Guerrier 8<text:tab/>Worg</text:span></text:span></text:p>
      <text:p text:style-name="P12"><text:span text:style-name="T23">Zam</text:span><text:span text:style-name="Q"><text:span text:style-name="T25">nà<text:tab/>Monde réel - Légende maya<text:tab/>Shaman 16</text:span></text:span></text:p>
      <text:p text:style-name="P12"><text:span text:style-name="Q"><text:span text:style-name="T25">Ilya Mouromets<text:tab/>Monde réel - Légende russe<text:tab/>Chevalier 17<text:tab/>Aucun sort, ne repousse pas les morts-vivants</text:span></text:span></text:p>
      <text:p text:style-name="P12"><text:span text:style-name="Q"><text:span text:style-name="T25">Ragnar Lodbrok<text:tab/>Monde réel - Légende scandinave / Série TV<text:tab/>Guerrier 14<text:tab/><text:tab/><text:tab/><text:tab/><text:tab/><text:tab/><text:tab/></text:span></text:span></text:p>
      <text:p text:style-name="P23">Mickaël Klaxon<text:tab/>Monde réel - Légère déformation de la réalité<text:tab/>Barde 19<text:tab/>Aucun sort, quand chante : crée des zombis. 1x métamorphe en loup-garou durée 1 tour</text:p>
      <text:p text:style-name="P30"><text:span text:style-name="Q"><text:span text:style-name="T19">Mamoushka Maïtécoffe<text:tab/></text:span></text:span><text:span text:style-name="Q"><text:span text:style-name="T25">Monde réel - Légère déformation de la réalité et fusion</text:span></text:span><text:span text:style-name="Q"><text:span text:style-name="T19"><text:tab/>Cuisinière 2<text:tab/>À volonté Invocation d'animal à cuisiner</text:span></text:span></text:p>
      <text:p text:style-name="P23">Gilgamesh<text:tab/>Monde réel - Mythologie mésopotamienne<text:tab/>Guerrier 16</text:p>
      <text:p text:style-name="P29">Skieur anonyme<text:tab/>Monde réel - Publicité<text:tab/>Skieur<text:tab/>Explose 8 secondes après son arrivée</text:p>
      <text:p text:style-name="P23"/>
      <text:p text:style-name="P8"/>
      <text:p text:style-name="P8"/>
      <text:p text:style-name="P13"><text:span text:style-name="Q"><text:span text:style-name="T26">Conteuse de secrets<text:tab/>Jeu vidéo <text:s/>- Divinity Original Sin<text:tab/>Conteuse<text:tab/>Vend des livres de compétence, des livres racontant des secrets et des cartes aux trésors</text:span></text:span></text:p>
      <text:p text:style-name="P25"/>
      <text:p text:style-name="P6"/>
      <text:p text:style-name="P2">Notes :</text:p>
      <text:p text:style-name="P4">Les personnages des réalités hors d&amp;d ne sont pas calibrés comme dans un jeu et ne possèdent par toujours des capacités spéciales. Ainsi :</text:p>
      <text:p text:style-name="P4">Quasiment tous les bardes ne connaissent pas de sorts mais il connaissent plus de chants grâce à l’intégration de "Bard Song Switching".</text:p>
      <text:p text:style-name="P4">Quasiment tout les paladins ne connaissent pas de sorts et ne repoussent pas les mort-vivants.</text:p>
      <text:p text:style-name="P4">Quasiment tous les rôdeurs <text:s/>ne connaissent pas de sorts.</text:p>
      <text:p text:style-name="P4">Quasiment tous les moines (cad : pratiquants d'arts martiaux) n’utilisent pas "Coup étourdissant" ou "Paume tremblante". Ils sont renommés Bagarreur ou Karatéka</text:p>
      <text:p text:style-name="P4">Quasiment tous les Kensaïs (personnages de manga, en kimono (sans armure), avec un katana et très efficace au combat) n'utilisent pas le Kaï .</text:p>
      <text:p text:style-name="P4">Une grande majorité des magiciens sont des ensorceleurs (nombreux sont ceux qui peuvent lancer des sorts "à la volée" sans mémorisation nécessaire).</text:p>
      <text:p text:style-name="P4">Les mages qui ont des Invocations d'élémental l'ont pour une raison rp et ces invocations ne demande pas de combat mental.</text:p>
      <text:p text:style-name="P4"/>
      <text:p text:style-name="P4"/>
      <text:p text:style-name="P4">Il y a des personnages qui ont des objets à charge ou des capacités spéciales. Pensez à vérifier en les sélectionnant au moins une fois.</text:p>
      <text:p text:style-name="P4">Il y a des personnages avec lesquels vous pouvez interagir (la technique permettant de les invoquer ne permettant pas de changer leur curseur en "discuter", c'est à vous d'initier le dialogue) : Rampant (achète/vend au prix maximum), <text:span text:style-name="T2">Deckard Cain (identifie gratuitement), M'aiq Langue-Fourchue (dialogue loufoque).</text:span></text:p>
      <text:p text:style-name="P1"><text:span text:style-name="Q"><text:span text:style-name="T7">Il y des personnages qui peuvent se rendre utiles : Pile-ou-Face (vole et droppe les objets volés), Morticia Addams et Gargamel (créent des potions et les droppent) et Ashrian (sa Potion de soin rend tous les pvs à une cible au contact)</text:span></text:span></text:p>
      <text:p text:style-name="P4"/>
      <text:p text:style-name="P15"/>
      <text:p text:style-name="P16">Je suis désolé, c’était un beau projet mais qui finalement c'est avéré décevant,à cause des animations limitées de BG2. Il n'est pas possible de respecter les torses nus des barbares, les longues barbes des vieux magiciens, les cheveux longs des dames, les capes des héros, les armes biscornues des "monstres", et j'en passe. Sous oBG2 il n'y a même pas de couleur orange, jaune ou rose.... J’espère donc que vous ne m'en tiendrez pas trop rigueur si vous trouvez qu'un tel ou un tel ne ressemble pas vraiment à ce que vous avez en tête.</text:p>
      <text:p text:style-name="P16"/>
      <text:p text:style-name="P16"/>
      <text:p text:style-name="P16">Rappel des chants de bardes ajoutés par <text:span text:style-name="T13">"Bard Song Switching" pour les bardes :</text:span></text:p>
      <text:p text:style-name="P17">- La Ballade des Trois Héros procure +1 au toucher, aux dégâts et à tous les jets de sauvegarde.</text:p>
      <text:p text:style-name="P17">- La Ballade de Curran Coeurvaillant procure l'immunité à la Peur et la Chute de moral.</text:p>
      <text:p text:style-name="P17">- Le Chant de Kaudiès procure l'immunité à tous les effets sonores comme le silence, la surdité et les mots de pouvoir.</text:p>
      <text:p text:style-name="P17">- La Mélodie de Tymora procure des bonus de +1 à la Chance, +3 aux jets de sauvegarde, et +10 aux connaissances et aux compétences des voleurs.</text:p>
      <text:p text:style-name="P17">- Le Chant des sirènes <text:s/>charme les ennemis dans un rayon de 10 mètres à moins qu'ils réussissent un jet de sauvegarde contre les sorts. Il n'affecte PAS les ennemis sans cervelle comme les golems et les squelettes.</text:p>
      <text:p text:style-name="P17">- Le Chant de guerre des Sith procure +2 à la Classe d'Armure, +10 % de résistance aux dégâts physiques, et régénère 3 PV par round.</text:p>
      <text:p text:style-name="P17">- Le Chant de barde amélioré procure +4 au toucher, aux dégâts et à la Classe d'Armure, +2 à tous les jets de sauvegarde, +5 % de résistance à la magie, l'immunité à la Peur, l'Étourdissement, la Confusion et les armes normales. Le barde lui-même bénéficie d'un bonus supplémentaire de +6 à la Classe d'Armure et +5 % de résistance à la magie.</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ScalaSans-Bold" svg:font-family="Scala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42cm" fo:page-height="29.7cm" style:num-format="1" style:print-orientation="landscape" fo:margin-top="0.499cm" fo:margin-bottom="0.499cm" fo:margin-left="0.499cm" fo:margin-right="0.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8H56M19S</meta:editing-duration>
    <meta:editing-cycles>106</meta:editing-cycles>
    <meta:generator>OpenOffice/4.1.14$Win32 OpenOffice.org_project/4114m1$Build-9811</meta:generator>
    <dc:date>2023-10-15T11:39:56.94</dc:date>
    <meta:document-statistic meta:table-count="0" meta:image-count="0" meta:object-count="0" meta:page-count="1" meta:paragraph-count="214" meta:word-count="3412" meta:character-count="20276"/>
    <meta:user-defined meta:name="Info 1"/>
    <meta:user-defined meta:name="Info 2"/>
    <meta:user-defined meta:name="Info 3"/>
    <meta:user-defined meta:name="Info 4"/>
  </office:meta>
</office:document-meta>
</file>